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6" style:family="graphic" style:parent-style-name="standard">
      <style:graphic-properties draw:stroke="none" draw:fill-color="#ff3333" draw:textarea-horizontal-align="justify" draw:textarea-vertical-align="middle" draw:auto-grow-height="false" fo:min-height="1.8cm" fo:min-width="1.1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2.4cm" fo:min-width="1.45cm"/>
    </style:style>
    <style:style style:name="gr18" style:family="graphic" style:parent-style-name="standard">
      <style:graphic-properties draw:stroke="none" draw:fill-color="#ff3333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6699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9" svg:x1="2.1cm" svg:y1="2.15cm" svg:x2="2.1cm" svg:y2="31.9cm">
          <text:p/>
        </draw:line>
        <draw:line draw:style-name="gr1" draw:text-style-name="P1" draw:layer="Wall_9" svg:x1="56.625cm" svg:y1="31.9cm" svg:x2="2.101cm" svg:y2="31.9cm">
          <text:p/>
        </draw:line>
        <draw:line draw:style-name="gr1" draw:text-style-name="P1" draw:layer="Wall_9" svg:x1="56.625cm" svg:y1="31.9cm" svg:x2="51.675cm" svg:y2="2.15cm">
          <text:p/>
        </draw:line>
        <draw:line draw:style-name="gr1" draw:text-style-name="P1" draw:layer="Wall_9" svg:x1="55.625cm" svg:y1="26cm" svg:x2="6.825cm" svg:y2="26cm">
          <text:p/>
        </draw:line>
        <draw:line draw:style-name="gr1" draw:text-style-name="P1" draw:layer="Wall_9" svg:x1="6.825cm" svg:y1="26cm" svg:x2="6.825cm" svg:y2="31.9cm">
          <text:p/>
        </draw:line>
        <draw:line draw:style-name="gr1" draw:text-style-name="P1" draw:layer="Wall_9" svg:x1="51.675cm" svg:y1="2.15cm" svg:x2="2.101cm" svg:y2="2.15cm">
          <text:p/>
        </draw:line>
        <draw:line draw:style-name="gr1" draw:text-style-name="P1" draw:layer="Wall_9" svg:x1="18.075cm" svg:y1="26cm" svg:x2="18.075cm" svg:y2="31.9cm">
          <text:p/>
        </draw:line>
        <draw:line draw:style-name="gr1" draw:text-style-name="P1" draw:layer="Wall_9" svg:x1="25.675cm" svg:y1="26cm" svg:x2="25.675cm" svg:y2="31.9cm">
          <text:p/>
        </draw:line>
        <draw:line draw:style-name="gr1" draw:text-style-name="P1" draw:layer="Wall_9" svg:x1="33.125cm" svg:y1="26cm" svg:x2="33.125cm" svg:y2="31.9cm">
          <text:p/>
        </draw:line>
        <draw:line draw:style-name="gr1" draw:text-style-name="P1" draw:layer="Wall_9" svg:x1="36.875cm" svg:y1="26cm" svg:x2="36.875cm" svg:y2="31.9cm">
          <text:p/>
        </draw:line>
        <draw:line draw:style-name="gr1" draw:text-style-name="P1" draw:layer="Wall_9" svg:x1="42.525cm" svg:y1="26cm" svg:x2="42.525cm" svg:y2="31.9cm">
          <text:p/>
        </draw:line>
        <draw:line draw:style-name="gr2" draw:text-style-name="P1" draw:layer="Wall_9" svg:x1="45.225cm" svg:y1="28.95cm" svg:x2="51.125cm" svg:y2="28.95cm">
          <text:p/>
        </draw:line>
        <draw:line draw:style-name="gr2" draw:text-style-name="P1" draw:layer="Wall_9" svg:x1="9.575cm" svg:y1="28.95cm" svg:x2="15.475cm" svg:y2="28.95cm">
          <text:p/>
        </draw:line>
        <draw:g>
          <draw:g>
            <draw:g>
              <draw:line draw:style-name="gr3" draw:text-style-name="P1" draw:layer="Detail_9" svg:x1="45.4cm" svg:y1="26cm" svg:x2="45.4cm" svg:y2="28.95cm">
                <text:p/>
              </draw:line>
              <draw:line draw:style-name="gr3" draw:text-style-name="P1" draw:layer="Detail_9" svg:x1="46.1cm" svg:y1="26cm" svg:x2="46.1cm" svg:y2="28.95cm">
                <text:p/>
              </draw:line>
              <draw:line draw:style-name="gr3" draw:text-style-name="P1" draw:layer="Detail_9" svg:x1="46.8cm" svg:y1="26cm" svg:x2="46.8cm" svg:y2="28.95cm">
                <text:p/>
              </draw:line>
              <draw:line draw:style-name="gr3" draw:text-style-name="P1" draw:layer="Detail_9" svg:x1="47.5cm" svg:y1="26cm" svg:x2="47.5cm" svg:y2="28.95cm">
                <text:p/>
              </draw:line>
              <draw:line draw:style-name="gr3" draw:text-style-name="P1" draw:layer="Detail_9" svg:x1="48.2cm" svg:y1="26cm" svg:x2="48.2cm" svg:y2="28.95cm">
                <text:p/>
              </draw:line>
              <draw:line draw:style-name="gr3" draw:text-style-name="P1" draw:layer="Detail_9" svg:x1="48.9cm" svg:y1="26cm" svg:x2="48.9cm" svg:y2="28.95cm">
                <text:p/>
              </draw:line>
              <draw:line draw:style-name="gr3" draw:text-style-name="P1" draw:layer="Detail_9" svg:x1="49.6cm" svg:y1="26cm" svg:x2="49.6cm" svg:y2="28.95cm">
                <text:p/>
              </draw:line>
              <draw:line draw:style-name="gr3" draw:text-style-name="P1" draw:layer="Detail_9" svg:x1="50.3cm" svg:y1="26cm" svg:x2="50.3cm" svg:y2="28.95cm">
                <text:p/>
              </draw:line>
              <draw:line draw:style-name="gr3" draw:text-style-name="P1" draw:layer="Detail_9" svg:x1="51cm" svg:y1="26cm" svg:x2="51cm" svg:y2="28.95cm">
                <text:p/>
              </draw:line>
            </draw:g>
            <draw:g>
              <draw:line draw:style-name="gr3" draw:text-style-name="P1" draw:layer="Detail_9" svg:x1="45.4cm" svg:y1="28.95cm" svg:x2="45.4cm" svg:y2="31.9cm">
                <text:p/>
              </draw:line>
              <draw:line draw:style-name="gr3" draw:text-style-name="P1" draw:layer="Detail_9" svg:x1="46.1cm" svg:y1="28.95cm" svg:x2="46.1cm" svg:y2="31.9cm">
                <text:p/>
              </draw:line>
              <draw:line draw:style-name="gr3" draw:text-style-name="P1" draw:layer="Detail_9" svg:x1="46.8cm" svg:y1="28.95cm" svg:x2="46.8cm" svg:y2="31.9cm">
                <text:p/>
              </draw:line>
              <draw:line draw:style-name="gr3" draw:text-style-name="P1" draw:layer="Detail_9" svg:x1="47.5cm" svg:y1="28.95cm" svg:x2="47.5cm" svg:y2="31.9cm">
                <text:p/>
              </draw:line>
              <draw:line draw:style-name="gr3" draw:text-style-name="P1" draw:layer="Detail_9" svg:x1="48.2cm" svg:y1="28.95cm" svg:x2="48.2cm" svg:y2="31.9cm">
                <text:p/>
              </draw:line>
              <draw:line draw:style-name="gr3" draw:text-style-name="P1" draw:layer="Detail_9" svg:x1="48.9cm" svg:y1="28.95cm" svg:x2="48.9cm" svg:y2="31.9cm">
                <text:p/>
              </draw:line>
              <draw:line draw:style-name="gr3" draw:text-style-name="P1" draw:layer="Detail_9" svg:x1="49.6cm" svg:y1="28.95cm" svg:x2="49.6cm" svg:y2="31.9cm">
                <text:p/>
              </draw:line>
              <draw:line draw:style-name="gr3" draw:text-style-name="P1" draw:layer="Detail_9" svg:x1="50.3cm" svg:y1="28.95cm" svg:x2="50.3cm" svg:y2="31.9cm">
                <text:p/>
              </draw:line>
              <draw:line draw:style-name="gr3" draw:text-style-name="P1" draw:layer="Detail_9" svg:x1="51cm" svg:y1="28.95cm" svg:x2="51cm" svg:y2="31.9cm">
                <text:p/>
              </draw:line>
            </draw:g>
          </draw:g>
          <draw:g>
            <draw:g>
              <draw:line draw:style-name="gr3" draw:text-style-name="P1" draw:layer="Detail_9" svg:x1="9.75cm" svg:y1="26cm" svg:x2="9.75cm" svg:y2="28.95cm">
                <text:p/>
              </draw:line>
              <draw:line draw:style-name="gr3" draw:text-style-name="P1" draw:layer="Detail_9" svg:x1="10.45cm" svg:y1="26cm" svg:x2="10.45cm" svg:y2="28.95cm">
                <text:p/>
              </draw:line>
              <draw:line draw:style-name="gr3" draw:text-style-name="P1" draw:layer="Detail_9" svg:x1="11.15cm" svg:y1="26cm" svg:x2="11.15cm" svg:y2="28.95cm">
                <text:p/>
              </draw:line>
              <draw:line draw:style-name="gr3" draw:text-style-name="P1" draw:layer="Detail_9" svg:x1="11.85cm" svg:y1="26cm" svg:x2="11.85cm" svg:y2="28.95cm">
                <text:p/>
              </draw:line>
              <draw:line draw:style-name="gr3" draw:text-style-name="P1" draw:layer="Detail_9" svg:x1="12.55cm" svg:y1="26cm" svg:x2="12.55cm" svg:y2="28.95cm">
                <text:p/>
              </draw:line>
              <draw:line draw:style-name="gr3" draw:text-style-name="P1" draw:layer="Detail_9" svg:x1="13.25cm" svg:y1="26cm" svg:x2="13.25cm" svg:y2="28.95cm">
                <text:p/>
              </draw:line>
              <draw:line draw:style-name="gr3" draw:text-style-name="P1" draw:layer="Detail_9" svg:x1="13.95cm" svg:y1="26cm" svg:x2="13.95cm" svg:y2="28.95cm">
                <text:p/>
              </draw:line>
              <draw:line draw:style-name="gr3" draw:text-style-name="P1" draw:layer="Detail_9" svg:x1="14.65cm" svg:y1="26cm" svg:x2="14.65cm" svg:y2="28.95cm">
                <text:p/>
              </draw:line>
              <draw:line draw:style-name="gr3" draw:text-style-name="P1" draw:layer="Detail_9" svg:x1="15.35cm" svg:y1="26cm" svg:x2="15.35cm" svg:y2="28.95cm">
                <text:p/>
              </draw:line>
            </draw:g>
            <draw:g>
              <draw:line draw:style-name="gr3" draw:text-style-name="P1" draw:layer="Detail_9" svg:x1="9.75cm" svg:y1="28.95cm" svg:x2="9.75cm" svg:y2="31.9cm">
                <text:p/>
              </draw:line>
              <draw:line draw:style-name="gr3" draw:text-style-name="P1" draw:layer="Detail_9" svg:x1="10.45cm" svg:y1="28.95cm" svg:x2="10.45cm" svg:y2="31.9cm">
                <text:p/>
              </draw:line>
              <draw:line draw:style-name="gr3" draw:text-style-name="P1" draw:layer="Detail_9" svg:x1="11.15cm" svg:y1="28.95cm" svg:x2="11.15cm" svg:y2="31.9cm">
                <text:p/>
              </draw:line>
              <draw:line draw:style-name="gr3" draw:text-style-name="P1" draw:layer="Detail_9" svg:x1="11.85cm" svg:y1="28.95cm" svg:x2="11.85cm" svg:y2="31.9cm">
                <text:p/>
              </draw:line>
              <draw:line draw:style-name="gr3" draw:text-style-name="P1" draw:layer="Detail_9" svg:x1="12.55cm" svg:y1="28.95cm" svg:x2="12.55cm" svg:y2="31.9cm">
                <text:p/>
              </draw:line>
              <draw:line draw:style-name="gr3" draw:text-style-name="P1" draw:layer="Detail_9" svg:x1="13.25cm" svg:y1="28.95cm" svg:x2="13.25cm" svg:y2="31.9cm">
                <text:p/>
              </draw:line>
              <draw:line draw:style-name="gr3" draw:text-style-name="P1" draw:layer="Detail_9" svg:x1="13.95cm" svg:y1="28.95cm" svg:x2="13.95cm" svg:y2="31.9cm">
                <text:p/>
              </draw:line>
              <draw:line draw:style-name="gr3" draw:text-style-name="P1" draw:layer="Detail_9" svg:x1="14.65cm" svg:y1="28.95cm" svg:x2="14.65cm" svg:y2="31.9cm">
                <text:p/>
              </draw:line>
              <draw:line draw:style-name="gr3" draw:text-style-name="P1" draw:layer="Detail_9" svg:x1="15.35cm" svg:y1="28.95cm" svg:x2="15.35cm" svg:y2="31.9cm">
                <text:p/>
              </draw:line>
            </draw:g>
          </draw:g>
        </draw:g>
        <draw:line draw:style-name="gr1" draw:text-style-name="P1" draw:layer="Wall_9" svg:x1="2.1cm" svg:y1="22.65cm" svg:x2="6.824cm" svg:y2="22.65cm">
          <text:p/>
        </draw:line>
        <draw:line draw:style-name="gr1" draw:text-style-name="P1" draw:layer="Wall_9" svg:x1="27.674cm" svg:y1="2.15cm" svg:x2="27.674cm" svg:y2="21.25cm">
          <text:p/>
        </draw:line>
        <draw:line draw:style-name="gr1" draw:text-style-name="P1" draw:layer="Wall_9" svg:x1="9.175cm" svg:y1="21.253cm" svg:x2="7.322cm" svg:y2="19.4cm">
          <text:p/>
        </draw:line>
        <draw:line draw:style-name="gr1" draw:text-style-name="P1" draw:layer="Wall_9" svg:x1="21.474cm" svg:y1="21.25cm" svg:x2="11.374cm" svg:y2="21.25cm">
          <text:p/>
        </draw:line>
        <draw:line draw:style-name="gr1" draw:text-style-name="P1" draw:layer="Wall_9" svg:x1="9.174cm" svg:y1="21.25cm" svg:x2="6.824cm" svg:y2="21.25cm">
          <text:p/>
        </draw:line>
        <draw:line draw:style-name="gr1" draw:text-style-name="P1" draw:layer="Wall_9" svg:x1="31.624cm" svg:y1="21.25cm" svg:x2="23.674cm" svg:y2="21.25cm">
          <text:p/>
        </draw:line>
        <draw:line draw:style-name="gr1" draw:text-style-name="P1" draw:layer="Wall_9" svg:x1="23.672cm" svg:y1="21.253cm" svg:x2="25.525cm" svg:y2="19.4cm">
          <text:p/>
        </draw:line>
        <draw:line draw:style-name="gr1" draw:text-style-name="P1" draw:layer="Wall_9" svg:x1="31.627cm" svg:y1="21.253cm" svg:x2="29.774cm" svg:y2="19.4cm">
          <text:p/>
        </draw:line>
        <draw:line draw:style-name="gr1" draw:text-style-name="P1" draw:layer="Wall_9" svg:x1="48.674cm" svg:y1="21.25cm" svg:x2="33.874cm" svg:y2="21.25cm">
          <text:p/>
        </draw:line>
        <draw:line draw:style-name="gr1" draw:text-style-name="P1" draw:layer="Wall_9" svg:x1="54.824cm" svg:y1="21.25cm" svg:x2="51.172cm" svg:y2="21.25cm">
          <text:p/>
        </draw:line>
        <draw:line draw:style-name="gr1" draw:text-style-name="P1" draw:layer="Wall_9" svg:x1="51.17cm" svg:y1="21.253cm" svg:x2="53.023cm" svg:y2="19.4cm">
          <text:p/>
        </draw:line>
        <draw:line draw:style-name="gr1" draw:text-style-name="P1" draw:layer="Wall_9" svg:x1="6.824cm" svg:y1="21.25cm" svg:x2="6.824cm" svg:y2="22.65cm">
          <text:p/>
        </draw:line>
        <draw:g>
          <draw:custom-shape draw:style-name="gr4" draw:text-style-name="P2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FCU_9" svg:width="6.5cm" svg:height="0.889cm" draw:transform="rotate (-1.5707963267949) translate (9.367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7" draw:text-style-name="P3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9" svg:width="6.5cm" svg:height="0.889cm" draw:transform="rotate (-1.5707963267949) translate (23.167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4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9" svg:width="6.5cm" svg:height="0.889cm" draw:transform="rotate (-1.5707963267949) translate (33.917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9" svg:width="6.5cm" svg:height="0.889cm" draw:transform="rotate (-1.5707963267949) translate (48.517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6" draw:layer="FCU_9" svg:width="1.6cm" svg:height="2.05cm" svg:x="42.95cm" svg:y="18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6" draw:layer="FCU_9" svg:width="1.95cm" svg:height="2.65cm" svg:x="40.6cm" svg:y="1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9" svg:width="6.5cm" svg:height="0.889cm" svg:x="38.05cm" svg:y="19.2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9"/>
      <draw:layer draw:name="Detail_9"/>
      <draw:layer draw:name="FCU_9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5:02:05.962000000</dc:date>
    <meta:editing-duration>PT4H52M19S</meta:editing-duration>
    <meta:editing-cycles>74</meta:editing-cycles>
    <meta:generator>LibreOffice/5.2.3.3$Windows_x86 LibreOffice_project/d54a8868f08a7b39642414cf2c8ef2f228f780cf</meta:generator>
    <meta:document-statistic meta:object-count="88"/>
  </office:meta>
</office:document-meta>
</file>